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padding="0.0382in" fo:border="none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2.0438in" style:rel-column-width="20011*"/>
    </style:style>
    <style:style style:name="Таблица2.B" style:family="table-column">
      <style:table-column-properties style:column-width="2.4396in" style:rel-column-width="23887*"/>
    </style:style>
    <style:style style:name="Таблица2.C" style:family="table-column">
      <style:table-column-properties style:column-width="2.2097in" style:rel-column-width="21637*"/>
    </style:style>
    <style:style style:name="Таблица2.1" style:family="table-row">
      <style:table-row-properties style:min-row-height="0.3188in"/>
    </style:style>
    <style:style style:name="Таблица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438in" style:rel-column-width="20011*"/>
    </style:style>
    <style:style style:name="Table2.B" style:family="table-column">
      <style:table-column-properties style:column-width="2.4396in" style:rel-column-width="23887*"/>
    </style:style>
    <style:style style:name="Table2.C" style:family="table-column">
      <style:table-column-properties style:column-width="2.2097in" style:rel-column-width="21637*"/>
    </style:style>
    <style:style style:name="Table2.1" style:family="table-row">
      <style:table-row-properties style:min-row-height="0.3188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paragraph-rsid="0017fffc" style:font-size-asian="12.25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7fffc" style:font-size-asian="14pt" style:font-size-complex="14pt"/>
    </style:style>
    <style:style style:name="P5" style:family="paragraph" style:parent-style-name="Standard">
      <style:text-properties officeooo:paragraph-rsid="0017fffc"/>
    </style:style>
    <style:style style:name="P6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7" style:family="paragraph" style:parent-style-name="Standard">
      <loext:graphic-properties draw:fill="none"/>
      <style:paragraph-properties fo:margin-left="0.9839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09ff2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.472in" fo:margin-right="0in" fo:text-indent="-0.4335in" style:auto-text-indent="false" style:page-number="auto" fo:background-color="transparent"/>
      <style:text-properties fo:font-size="14pt" officeooo:rsid="0009ff2f" officeooo:paragraph-rsid="0017fffc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09ff2f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14pt" officeooo:rsid="0009ff2f" officeooo:paragraph-rsid="0017fffc" style:font-size-asian="14pt" style:font-size-complex="14pt"/>
    </style:style>
    <style:style style:name="P12" style:family="paragraph" style:parent-style-name="Table_20_Contents">
      <style:text-properties fo:font-size="14pt" style:font-size-asian="12.25pt" style:font-size-complex="14pt"/>
    </style:style>
    <style:style style:name="P13" style:family="paragraph" style:parent-style-name="Table_20_Contents">
      <style:text-properties fo:font-size="14pt" officeooo:rsid="0005e8e7" officeooo:paragraph-rsid="0005e8e7" style:font-size-asian="12.25pt" style:font-size-complex="14pt"/>
    </style:style>
    <style:style style:name="P14" style:family="paragraph" style:parent-style-name="Table_20_Contents">
      <style:text-properties fo:font-size="14pt" officeooo:rsid="0005e8e7" officeooo:paragraph-rsid="000ccc30" style:font-size-asian="12.25pt" style:font-size-complex="14pt"/>
    </style:style>
    <style:style style:name="P15" style:family="paragraph" style:parent-style-name="Table_20_Contents">
      <style:text-properties fo:font-size="14pt" officeooo:rsid="0005e8e7" officeooo:paragraph-rsid="0017fffc" style:font-size-asian="12.25pt" style:font-size-complex="14pt"/>
    </style:style>
    <style:style style:name="P16" style:family="paragraph" style:parent-style-name="Table_20_Contents">
      <style:text-properties fo:font-size="14pt" officeooo:rsid="000ccc30" officeooo:paragraph-rsid="000ccc30" style:font-size-asian="12.25pt" style:font-size-complex="14pt"/>
    </style:style>
    <style:style style:name="P17" style:family="paragraph" style:parent-style-name="Table_20_Contents">
      <style:text-properties fo:font-size="14pt" officeooo:rsid="000ccc30" officeooo:paragraph-rsid="0017fffc" style:font-size-asian="12.25pt" style:font-size-complex="14pt"/>
    </style:style>
    <style:style style:name="P18" style:family="paragraph" style:parent-style-name="Table_20_Contents">
      <style:text-properties fo:font-size="14pt" officeooo:paragraph-rsid="0017fffc" style:font-size-asian="12.25pt" style:font-size-complex="14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0ccc30" officeooo:paragraph-rsid="0017fffc" style:font-size-asian="14pt" style:font-size-complex="14pt"/>
    </style:style>
    <style:style style:name="P21" style:family="paragraph" style:parent-style-name="Table_20_Contents">
      <style:text-properties fo:font-size="14pt" officeooo:rsid="001044f3" officeooo:paragraph-rsid="001044f3" style:font-size-asian="14pt" style:font-size-complex="14pt"/>
    </style:style>
    <style:style style:name="P22" style:family="paragraph" style:parent-style-name="Table_20_Contents">
      <style:text-properties fo:font-size="14pt" officeooo:rsid="001044f3" officeooo:paragraph-rsid="0017fffc" style:font-size-asian="14pt" style:font-size-complex="14pt"/>
    </style:style>
    <style:style style:name="P23" style:family="paragraph" style:parent-style-name="Table_20_Contents">
      <style:text-properties fo:font-size="14pt" officeooo:paragraph-rsid="0017fffc" style:font-size-asian="14pt" style:font-size-complex="14pt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0b7ade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in" fo:margin-right="0in" fo:text-indent="0.5118in" style:auto-text-indent="false" style:page-number="auto" fo:background-color="transparent"/>
      <style:text-properties fo:font-size="14pt" officeooo:rsid="000b7ade" officeooo:paragraph-rsid="0017fffc" style:font-size-asian="14pt" style:font-size-complex="14pt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0ccc30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4pt" officeooo:rsid="000ccc30" officeooo:paragraph-rsid="00188567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fo:language="en" fo:country="US" officeooo:rsid="00188567" officeooo:paragraph-rsid="00188567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.472in" fo:margin-right="0in" fo:text-indent="-0.4335in" style:auto-text-indent="false" fo:background-color="transparent"/>
      <style:text-properties fo:font-size="9pt" officeooo:rsid="001b08d8" officeooo:paragraph-rsid="001b08d8" style:font-size-asian="7.84999990463257pt" style:font-size-complex="9pt"/>
    </style:style>
    <style:style style:name="P30" style:family="paragraph" style:parent-style-name="Table_20_Contents">
      <style:paragraph-properties fo:text-align="justify" style:justify-single-word="false"/>
      <style:text-properties fo:font-size="14pt" officeooo:rsid="001978de" officeooo:paragraph-rsid="001978de" style:font-size-asian="14pt" style:font-size-complex="14pt"/>
    </style:style>
    <style:style style:name="T1" style:family="text">
      <style:text-properties officeooo:rsid="000ccc30"/>
    </style:style>
    <style:style style:name="T2" style:family="text">
      <style:text-properties officeooo:rsid="001044f3"/>
    </style:style>
    <style:style style:name="T3" style:family="text">
      <style:text-properties fo:language="en" fo:country="US" officeooo:rsid="00156e1d"/>
    </style:style>
    <style:style style:name="T4" style:family="text">
      <style:text-properties fo:language="en" fo:country="US" officeooo:rsid="0018856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6e1d"/>
    </style:style>
    <style:style style:name="T7" style:family="text">
      <style:text-properties fo:language="ru" fo:country="RU" officeooo:rsid="0017fffc"/>
    </style:style>
    <style:style style:name="T8" style:family="text">
      <style:text-properties fo:language="ru" fo:country="RU" officeooo:rsid="001044f3"/>
    </style:style>
    <style:style style:name="T9" style:family="text">
      <style:text-properties fo:language="ru" fo:country="RU" officeooo:rsid="000ccc30"/>
    </style:style>
    <style:style style:name="T10" style:family="text">
      <style:text-properties fo:language="ru" fo:country="RU" officeooo:rsid="00188567"/>
    </style:style>
    <style:style style:name="T11" style:family="text">
      <style:text-properties fo:language="ru" fo:country="RU" officeooo:rsid="001978de"/>
    </style:style>
    <style:style style:name="T12" style:family="text">
      <style:text-properties fo:language="ru" fo:country="RU" officeooo:rsid="001b08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3">Докладная записка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6">Гл.Инженеру</text:p>
          </table:table-cell>
        </table:table-row>
        <table:table-row>
          <table:table-cell table:style-name="Таблица1.A1" office:value-type="string">
            <text:p text:style-name="P14"><text:span text:style-name="T6">2</text:span><text:span text:style-name="T11">1</text:span>.<text:span text:style-name="T6">0</text:span><text:span text:style-name="T11">9</text:span>.20<text:span text:style-name="T6">20</text:span> г.</text:p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>ПУ «<text:span text:style-name="T1">Браславгаз</text:span>»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6"><text:span text:style-name="T6">Дащёнку</text:span> <text:span text:style-name="T6">В</text:span>.<text:span text:style-name="T6">И</text:span>.</text:p>
          </table:table-cell>
        </table:table-row>
      </table:table>
      <text:p text:style-name="P1"/>
      <text:p text:style-name="P1"/>
      <text:p text:style-name="P3"/>
      <text:p text:style-name="P24">В связи с производственной необходимостью прошу Вас <text:span text:style-name="T1">закупить МТС сим-карту <text:s/>с VPN облгаза и статическим IP-адресом.</text:span></text:p>
      <text:p text:style-name="P26"><text:s text:c="11"/>SIM-карта будет установлен<text:span text:style-name="T7">а</text:span> в <text:span text:style-name="T6">ШРП-2</text:span><text:span text:style-name="T12">4</text:span><text:span text:style-name="T3"> </text:span><text:span text:style-name="T7">по адресу г.Браслав, д.</text:span><text:span text:style-name="T12">Масковичи</text:span><text:span text:style-name="T7"> </text:span><text:span text:style-name="T8"><text:s/></text:span><text:span text:style-name="T2">для телеметрии</text:span>.</text:p>
      <text:p text:style-name="P6"/>
      <text:p text:style-name="P8"/>
      <text:p text:style-name="P10"/>
      <text:p text:style-name="P1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1">Мастер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30">Д.И. Генис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Д.И. Генис _________</text:p>
      <text:p text:style-name="P29">тел. +375 2153 21-008</text:p>
      <text:p text:style-name="P5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Докладная записка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Гл.Инженеру</text:p>
          </table:table-cell>
        </table:table-row>
        <table:table-row>
          <table:table-cell table:style-name="Table1.A1" office:value-type="string">
            <text:p text:style-name="P15"><text:span text:style-name="T6">27</text:span>.<text:span text:style-name="T6">01</text:span>.20<text:span text:style-name="T6">20</text:span> г.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5">ПУ «<text:span text:style-name="T1">Браславгаз</text:span>»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><text:span text:style-name="T6">Дащёнку</text:span> <text:span text:style-name="T6">В</text:span>.<text:span text:style-name="T6">И</text:span>.</text:p>
          </table:table-cell>
        </table:table-row>
      </table:table>
      <text:p text:style-name="P2"/>
      <text:p text:style-name="P2"/>
      <text:p text:style-name="P4"/>
      <text:p text:style-name="P25">В связи с производственной необходимостью прошу Вас <text:span text:style-name="T1">закупить МТС сим-карт</text:span><text:span text:style-name="T7">ы</text:span><text:span text:style-name="T9"> </text:span><text:span text:style-name="T10">в количестве 5шт</text:span><text:span text:style-name="T9"> </text:span><text:span text:style-name="T1">с VPN облгаза и</text:span><text:span text:style-name="T9"> </text:span><text:span text:style-name="T7">динамическим </text:span><text:span text:style-name="T9"><text:s/></text:span><text:span text:style-name="T1">IP-адресом.</text:span></text:p>
      <text:p text:style-name="P27"><text:s text:c="11"/>SIM-карт<text:span text:style-name="T10">ы</text:span> <text:span text:style-name="T5">буд</text:span><text:span text:style-name="T10">ут</text:span> установлен<text:span text:style-name="T10">ы в планшеты </text:span><text:span text:style-name="T4">Lenovo TB-x705L</text:span><text:span text:style-name="T10">.</text:span></text:p>
      <text:p text:style-name="P28"/>
      <text:p text:style-name="P7"/>
      <text:p text:style-name="P9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Мастер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0"><text:span text:style-name="T2">Генис</text:span> <text:span text:style-name="T2">Д</text:span>.<text:span text:style-name="T2">И</text:span>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8:57:34.043782656</meta:creation-date>
    <dc:date>2020-09-21T09:29:36.878273523</dc:date>
    <meta:editing-duration>PT46M34S</meta:editing-duration>
    <meta:editing-cycles>6</meta:editing-cycles>
    <meta:generator>LibreOffice/6.1.5.2$Linux_X86_64 LibreOffice_project/10$Build-2</meta:generator>
    <meta:print-date>2020-09-21T09:21:45.540904973</meta:print-date>
    <meta:document-statistic meta:table-count="4" meta:image-count="0" meta:object-count="0" meta:page-count="2" meta:paragraph-count="20" meta:word-count="84" meta:character-count="620" meta:non-whitespace-character-count="531"/>
  </office:meta>
</office:document-meta>
</file>